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icrosoft yahei" svg:font-family="'microsoft yahe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paragraph-rsid="008d0c5c" style:font-name-asian="Liberation Serif" style:font-size-asian="10.5pt" style:font-size-complex="12pt"/>
    </style:style>
    <style:style style:name="P2" style:family="paragraph" style:parent-style-name="Text_20_body">
      <style:text-properties fo:font-size="12pt" officeooo:rsid="008d973b" officeooo:paragraph-rsid="008d973b" style:font-name-asian="Liberation Serif" style:font-size-asian="10.5pt" style:font-size-complex="12pt"/>
    </style:style>
    <style:style style:name="P3" style:family="paragraph" style:parent-style-name="Text_20_body">
      <style:text-properties fo:font-size="12pt" officeooo:rsid="008fc93f" officeooo:paragraph-rsid="008fc93f" style:font-name-asian="Liberation Serif" style:font-size-asian="10.5pt" style:font-size-complex="12pt"/>
    </style:style>
    <style:style style:name="P4" style:family="paragraph" style:parent-style-name="Text_20_body">
      <style:text-properties fo:font-size="12pt" officeooo:rsid="0090c908" officeooo:paragraph-rsid="0090c908" style:font-name-asian="Liberation Serif" style:font-size-asian="10.5pt" style:font-size-complex="12pt"/>
    </style:style>
    <style:style style:name="P5" style:family="paragraph" style:parent-style-name="Text_20_body">
      <style:text-properties fo:font-size="12pt" officeooo:rsid="0092a375" officeooo:paragraph-rsid="0092a375" style:font-name-asian="Liberation Serif" style:font-size-asian="10.5pt" style:font-size-complex="12pt"/>
    </style:style>
    <style:style style:name="P6" style:family="paragraph" style:parent-style-name="Text_20_body">
      <style:text-properties fo:font-size="12pt" officeooo:rsid="0093f822" officeooo:paragraph-rsid="0093f822" style:font-name-asian="Liberation Serif" style:font-size-asian="10.5pt" style:font-size-complex="12pt"/>
    </style:style>
    <style:style style:name="P7" style:family="paragraph" style:parent-style-name="Text_20_body">
      <style:text-properties fo:font-size="12pt" officeooo:rsid="0094e2a8" officeooo:paragraph-rsid="0094e2a8" style:font-name-asian="Liberation Serif" style:font-size-asian="10.5pt" style:font-size-complex="12pt"/>
    </style:style>
    <style:style style:name="P8" style:family="paragraph" style:parent-style-name="Text_20_body">
      <style:text-properties fo:font-size="12pt" officeooo:rsid="0094e2a8" officeooo:paragraph-rsid="00973e98" style:font-name-asian="Liberation Serif" style:font-size-asian="10.5pt" style:font-size-complex="12pt"/>
    </style:style>
    <style:style style:name="P9" style:family="paragraph" style:parent-style-name="Text_20_body">
      <style:paragraph-properties fo:background-color="#eeeeee">
        <style:background-image/>
      </style:paragraph-properties>
      <style:text-properties fo:font-size="12pt" officeooo:rsid="008d973b" officeooo:paragraph-rsid="008d973b" style:font-name-asian="Liberation Serif" style:font-size-asian="10.5pt" style:font-size-complex="12pt"/>
    </style:style>
    <style:style style:name="P10" style:family="paragraph" style:parent-style-name="Text_20_body">
      <style:paragraph-properties fo:background-color="#eeeeee">
        <style:background-image/>
      </style:paragraph-properties>
      <style:text-properties fo:font-size="12pt" officeooo:rsid="008f1773" officeooo:paragraph-rsid="008f1773" style:font-name-asian="Liberation Serif" style:font-size-asian="10.5pt" style:font-size-complex="12pt"/>
    </style:style>
    <style:style style:name="P11" style:family="paragraph" style:parent-style-name="Text_20_body">
      <style:paragraph-properties fo:background-color="#eeeeee">
        <style:background-image/>
      </style:paragraph-properties>
      <style:text-properties fo:font-size="12pt" officeooo:rsid="0094e2a8" officeooo:paragraph-rsid="0094e2a8" style:font-name-asian="Liberation Serif" style:font-size-asian="10.5pt" style:font-size-complex="12pt"/>
    </style:style>
    <style:style style:name="T1" style:family="text">
      <style:text-properties officeooo:rsid="007a18d7"/>
    </style:style>
    <style:style style:name="T2" style:family="text">
      <style:text-properties officeooo:rsid="0090141f"/>
    </style:style>
    <style:style style:name="T3" style:family="text">
      <style:text-properties officeooo:rsid="009534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D_<text:span text:style-name="T1">PRELOAD，是个环境变量，用于动态库的加载，动态库加载的优先级最高，一般情况下，其加载顺序为LD_PRELOAD&gt;LD_LIBRARY_PATH&gt;/etc/ld.so.cache&gt;/lib&gt;/usr/lib。程序中我们经常要调用一些外部库的函数，以malloc为例，如果我们有个自定义的malloc函数，把它编译成动态库后，通过LD_PRELOAD加载，当程序中调用malloc函数时，调用的其实是我们自定义的函数，下面以一个例子说明。</text:span></text:p>
      <text:p text:style-name="P9">// test.c</text:p>
      <text:p text:style-name="P9">#include &lt;stdio.h&gt;</text:p>
      <text:p text:style-name="P9">#include &lt;stdlib.h&gt;</text:p>
      <text:p text:style-name="P9"></text:p>
      <text:p text:style-name="P9">int main()</text:p>
      <text:p text:style-name="P9">{</text:p>
      <text:p text:style-name="P9"><text:tab/>int i = 0;</text:p>
      <text:p text:style-name="P9"><text:tab/>for (; i &lt; 5; ++i) {</text:p>
      <text:p text:style-name="P9"><text:tab/><text:tab/>char *c = (char*)malloc(sizeof(char));</text:p>
      <text:p text:style-name="P9"><text:tab/><text:tab/>if (NULL == c) {</text:p>
      <text:p text:style-name="P9"><text:tab/><text:tab/><text:tab/>printf("malloc fails\n");</text:p>
      <text:p text:style-name="P9"><text:tab/><text:tab/>}</text:p>
      <text:p text:style-name="P9"><text:tab/><text:tab/>else {</text:p>
      <text:p text:style-name="P9"><text:tab/><text:tab/><text:tab/>printf("malloc ok\n");</text:p>
      <text:p text:style-name="P9"><text:tab/><text:tab/>}</text:p>
      <text:p text:style-name="P9"><text:tab/>}</text:p>
      <text:p text:style-name="P9"><text:tab/></text:p>
      <text:p text:style-name="P9"><text:tab/>return 0;</text:p>
      <text:p text:style-name="P9">}</text:p>
      <text:p text:style-name="P2">编译运行，结果如下：</text:p>
      <text:p text:style-name="P10">$gcc -c test test.c</text:p>
      <text:p text:style-name="P10">$./test</text:p>
      <text:p text:style-name="P10">malloc ok</text:p>
      <text:p text:style-name="P10">malloc ok</text:p>
      <text:p text:style-name="P10">malloc ok</text:p>
      <text:p text:style-name="P10">malloc ok</text:p>
      <text:p text:style-name="P10">malloc ok</text:p>
      <text:p text:style-name="P3">可以看出，程序运行没有问题，我们稍作修改<text:span text:style-name="T2">，自定义malloc。</text:span></text:p>
      <text:p text:style-name="P4">// preload.c</text:p>
      <text:p text:style-name="P4">#include &lt;stdio.h&gt;</text:p>
      <text:p text:style-name="P4">#include &lt;stdlib.h&gt;</text:p>
      <text:p text:style-name="P4"></text:p>
      <text:p text:style-name="P4">void* malloc(size_t size)</text:p>
      <text:p text:style-name="P4"><text:soft-page-break/>{</text:p>
      <text:p text:style-name="P4"><text:tab/>printf("%s size: %lu\n", __func__, size);</text:p>
      <text:p text:style-name="P4"><text:tab/>return NULL;</text:p>
      <text:p text:style-name="P4">}</text:p>
      <text:p text:style-name="P4">然后把自定义的malloc打包为动态库。</text:p>
      <text:p text:style-name="P5">$gcc -shared -fpic -o libpreload.so preload.c</text:p>
      <text:p text:style-name="P6">接着使用<text:span text:style-name="T1">LD_PRELOAD加载libpreload.so</text:span>，看看情况如何：</text:p>
      <text:p text:style-name="P7">$<text:span text:style-name="T1">LD_PRELOAD</text:span>=./libpreload.so ./test</text:p>
      <text:p text:style-name="P11">malloc size: 1</text:p>
      <text:p text:style-name="P11">malloc fails</text:p>
      <text:p text:style-name="P11">malloc size: 1</text:p>
      <text:p text:style-name="P11">malloc fails</text:p>
      <text:p text:style-name="P11">malloc size: 1</text:p>
      <text:p text:style-name="P11">malloc fails</text:p>
      <text:p text:style-name="P11">malloc size: 1</text:p>
      <text:p text:style-name="P11">malloc fails</text:p>
      <text:p text:style-name="P11">malloc size: 1</text:p>
      <text:p text:style-name="P11">malloc fails</text:p>
      <text:p text:style-name="P8">看到了吧，<text:span text:style-name="T3">5次malloc都失败了，如果不知道是 LD_PRELOAD在作怪，那可能分析很长时间都找不出原因所在。这个 LD_PRELOAD就是把双刃剑，用好了可以帮助我们，如果别有用心，那可能会有意外的惊喜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icrosoft yahei" svg:font-family="'microsoft yahe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7-02T14:06:14</meta:creation-date>
    <meta:generator>LibreOffice/4.2.8.2$Linux_X86_64 LibreOffice_project/420m0$Build-2</meta:generator>
    <dc:date>2015-11-20T21:11:40.993923923</dc:date>
    <meta:editing-duration>PT1H25M13S</meta:editing-duration>
    <meta:editing-cycles>119</meta:editing-cycles>
    <meta:document-statistic meta:table-count="0" meta:image-count="0" meta:object-count="0" meta:page-count="2" meta:paragraph-count="53" meta:word-count="388" meta:character-count="1106" meta:non-whitespace-character-count="977"/>
  </office:meta>
</office:document-meta>
</file>